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885AE43D5E5B2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3885AE43D5E5B2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8:33:36.369373462</meta:creation-date>
    <dc:date>2023-11-04T18:34:33.521578368</dc:date>
    <meta:editing-duration>PT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